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style:font-name="Arial" fo:font-size="12pt" officeooo:rsid="001db2a7" style:font-size-asian="12pt" style:font-size-complex="12pt"/>
    </style:style>
    <style:style style:name="P5" style:family="paragraph" style:parent-style-name="Table_20_Contents">
      <style:text-properties style:font-name="Arial" fo:font-size="12pt" officeooo:rsid="001db2a7" officeooo:paragraph-rsid="001db2a7" style:font-size-asian="12pt" style:font-size-complex="12pt"/>
    </style:style>
    <style:style style:name="P6" style:family="paragraph" style:parent-style-name="Table_20_Contents">
      <style:text-properties style:font-name="Arial" fo:font-size="12pt" officeooo:rsid="001db2a7" officeooo:paragraph-rsid="0022807f" style:font-size-asian="12pt" style:font-size-complex="12pt"/>
    </style:style>
    <style:style style:name="P7" style:family="paragraph" style:parent-style-name="Table_20_Contents">
      <style:text-properties style:font-name="Arial" fo:font-size="12pt" officeooo:rsid="00213051" style:font-size-asian="12pt" style:font-size-complex="12pt"/>
    </style:style>
    <style:style style:name="P8" style:family="paragraph" style:parent-style-name="Table_20_Contents">
      <style:text-properties style:font-name="Arial" fo:font-size="12pt" officeooo:rsid="00225bb8" officeooo:paragraph-rsid="00225bb8" style:font-size-asian="12pt" style:font-size-complex="12pt"/>
    </style:style>
    <style:style style:name="P9" style:family="paragraph" style:parent-style-name="Table_20_Contents">
      <style:text-properties style:font-name="Arial" fo:font-size="12pt" officeooo:rsid="0022807f" style:font-size-asian="12pt" style:font-size-complex="12pt"/>
    </style:style>
    <style:style style:name="P10" style:family="paragraph" style:parent-style-name="Table_20_Contents">
      <style:text-properties style:font-name="Arial" fo:font-size="12pt" officeooo:rsid="0022807f" officeooo:paragraph-rsid="0022807f" style:font-size-asian="12pt" style:font-size-complex="12pt"/>
    </style:style>
    <style:style style:name="P11" style:family="paragraph" style:parent-style-name="Standard">
      <style:text-properties fo:color="#000000" loext:opacity="100%" style:font-name="Arial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12" style:family="paragraph" style:parent-style-name="Table_20_Contents" style:list-style-name="L1">
      <style:text-properties style:font-name="Arial" fo:font-size="12pt" officeooo:rsid="00213051" officeooo:paragraph-rsid="00213051" style:font-size-asian="12pt" style:font-size-complex="12pt"/>
    </style:style>
    <style:style style:name="P13" style:family="paragraph" style:parent-style-name="Table_20_Contents" style:list-style-name="L2">
      <style:text-properties style:font-name="Arial" fo:font-size="12pt" officeooo:rsid="00213051" style:font-size-asian="12pt" style:font-size-complex="12pt"/>
    </style:style>
    <style:style style:name="P14" style:family="paragraph" style:parent-style-name="Table_20_Contents" style:list-style-name="L2">
      <style:text-properties style:font-name="Arial" fo:font-size="12pt" officeooo:rsid="00225bb8" officeooo:paragraph-rsid="00225bb8" style:font-size-asian="12pt" style:font-size-complex="12pt"/>
    </style:style>
    <style:style style:name="P15" style:family="paragraph" style:parent-style-name="Table_20_Contents" style:list-style-name="L3">
      <style:text-properties style:font-name="Arial" fo:font-size="12pt" officeooo:rsid="00225bb8" officeooo:paragraph-rsid="00225bb8" style:font-size-asian="12pt" style:font-size-complex="12pt"/>
    </style:style>
    <style:style style:name="P16" style:family="paragraph" style:parent-style-name="Table_20_Contents" style:list-style-name="L4">
      <style:text-properties style:font-name="Arial" fo:font-size="12pt" officeooo:rsid="0022807f" officeooo:paragraph-rsid="0022807f" style:font-size-asian="12pt" style:font-size-complex="12pt"/>
    </style:style>
    <style:style style:name="P17" style:family="paragraph" style:parent-style-name="Table_20_Contents">
      <style:text-properties style:font-name="Arial" fo:font-size="12pt" officeooo:rsid="0022807f" officeooo:paragraph-rsid="0022807f" style:font-size-asian="12pt" style:font-size-complex="12pt"/>
    </style:style>
    <style:style style:name="P18" style:family="paragraph" style:parent-style-name="Table_20_Contents" style:list-style-name="L2">
      <style:text-properties officeooo:rsid="00213051" officeooo:paragraph-rsid="00213051"/>
    </style:style>
    <style:style style:name="P19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b2a7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225bb8" style:font-size-asian="12pt" style:font-size-complex="12pt"/>
    </style:style>
    <style:style style:name="T6" style:family="text">
      <style:text-properties officeooo:rsid="00213051"/>
    </style:style>
    <style:style style:name="T7" style:family="text">
      <style:text-properties officeooo:rsid="0022807f"/>
    </style:style>
    <style:style style:name="T8" style:family="text">
      <style:text-properties officeooo:rsid="0022c01f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20" svg:width="13.625cm" svg:height="2.426cm" svg:x="-1.242cm" svg:y="-3.694cm"><draw:text-box><text:p><text:span text:style-name="T10">Engineer-Trio</text:span></text:p><text:p><text:span text:style-name="T10">Protokoll</text:span></text:p><text:p><text:span text:style-name="T10">[Besprechungsname]</text:span></text:p></draw:text-box></draw:frame>Datum: <text:span text:style-name="T3">27.04.2022</text:span></text:p>
      <text:p text:style-name="P1">Uhrzeit: <text:span text:style-name="T3">12:00 – </text:span><text:span text:style-name="T7">12:3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11">Daniel Drescher (Scrum Master), Taylan Özdabak (Teammitglied), Serhat Güler (Teammitglied)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415112656672">
          <table:table-cell table:style-name="Table1.A10" office:value-type="string">
            <text:p text:style-name="P4">12:00</text:p>
          </table:table-cell>
          <table:table-cell table:style-name="Table1.B10" office:value-type="string">
            <text:p text:style-name="P5">Vorstellung <text:span text:style-name="T6">der Ausarbeitungen aus der letzten Woche</text:span></text:p>
            <text:p text:style-name="P5"/>
            <text:list xml:id="list4026325192" text:style-name="L1">
              <text:list-item>
                <text:p text:style-name="P12">Komponentendiagramm</text:p>
              </text:list-item>
              <text:list-item>
                <text:p text:style-name="P12">Kommunikation (REST API und Laravel methoden)</text:p>
              </text:list-item>
              <text:list-item>
                <text:p text:style-name="P12">Prototyp fürs Front-End</text:p>
              </text:list-item>
            </text:list>
          </table:table-cell>
          <table:table-cell table:style-name="Table1.C2" office:value-type="string">
            <text:p text:style-name="P5">D.D, T.Ö, S.G</text:p>
          </table:table-cell>
        </table:table-row>
        <table:table-row table:style-name="TableLine2415112658688">
          <table:table-cell table:style-name="Table1.A10" office:value-type="string">
            <text:p text:style-name="P7">12:10</text:p>
          </table:table-cell>
          <table:table-cell table:style-name="Table1.B10" office:value-type="string">
            <text:p text:style-name="P7">Besprechung des <text:span text:style-name="T7">geplanten </text:span>Front-End Prototyps</text:p>
            <text:p text:style-name="P7"/>
            <text:list xml:id="list3397782953" text:style-name="L2">
              <text:list-item>
                <text:p text:style-name="P13">Landing page = Registration</text:p>
              </text:list-item>
              <text:list-item>
                <text:p text:style-name="P18"><text:span text:style-name="T4">Kurs Übersicht nach Login </text:span><text:span text:style-name="T5">(Alle Kurse, belegte Kurse, abgeschlossene Kurse, aktuellste Kurse)</text:span></text:p>
              </text:list-item>
              <text:list-item>
                <text:p text:style-name="P14">Kurs hat mehrere Lektionen</text:p>
              </text:list-item>
              <text:list-item>
                <text:p text:style-name="P14">Lektion enthält ein Info-Video und ein dementsprechendes Coding-Problem</text:p>
              </text:list-item>
              <text:list-item>
                <text:p text:style-name="P14">Lösen vom Coding-Problem gibt dem User XP</text:p>
              </text:list-item>
              <text:list-item>
                <text:p text:style-name="P14">Coding Problem hat einen expected Output</text:p>
              </text:list-item>
              <text:list-item>
                <text:p text:style-name="P14">Nur auf Java fokusieren</text:p>
              </text:list-item>
              <text:list-item>
                <text:p text:style-name="P14">Möglich Lektionen zu überspringen</text:p>
              </text:list-item>
              <text:list-item>
                <text:p text:style-name="P14">Achievement nach Bestehen eines Kurses (Abschlusszertifikat, mit Bewertung oder ohne Bewertung)</text:p>
              </text:list-item>
            </text:list>
            <text:p text:style-name="P7"/>
          </table:table-cell>
          <table:table-cell table:style-name="Table1.C3" office:value-type="string">
            <text:p text:style-name="P6">D.D, T.Ö, S.G</text:p>
          </table:table-cell>
        </table:table-row>
        <table:table-row table:style-name="TableLine2415112661856">
          <table:table-cell table:style-name="Table1.A10" office:value-type="string">
            <text:p text:style-name="P8">12:20</text:p>
          </table:table-cell>
          <table:table-cell table:style-name="Table1.B10" office:value-type="string">
            <text:p text:style-name="P8">Front-End Prototyp mit obrigen Eigenschaften erstellen</text:p>
            <text:p text:style-name="P8">(Wireframe)</text:p>
          </table:table-cell>
          <table:table-cell table:style-name="Table1.C4" office:value-type="string">
            <text:p text:style-name="P6">D.D, T.Ö, S.G</text:p>
          </table:table-cell>
        </table:table-row>
        <table:table-row table:style-name="TableLine2415112660128">
          <table:table-cell table:style-name="Table1.A10" office:value-type="string">
            <text:p text:style-name="P8">12:22</text:p>
          </table:table-cell>
          <table:table-cell table:style-name="Table1.B10" office:value-type="string">
            <text:p text:style-name="P8">Admin Account <text:span text:style-name="T8">der folgendes können soll :</text:span></text:p>
            <text:p text:style-name="P8"/>
            <text:list xml:id="list2668682339" text:style-name="L3">
              <text:list-item>
                <text:p text:style-name="P15">Kurs anlegen</text:p>
              </text:list-item>
              <text:list-item>
                <text:p text:style-name="P15">Kurs löschen</text:p>
              </text:list-item>
              <text:list-item>
                <text:p text:style-name="P15">Kurs bearbeiten</text:p>
              </text:list-item>
            </text:list>
          </table:table-cell>
          <table:table-cell table:style-name="Table1.C5" office:value-type="string">
            <text:p text:style-name="P6">D.D, T.Ö, S.G</text:p>
          </table:table-cell>
        </table:table-row>
        <table:table-row table:style-name="TableLine2415112658976">
          <table:table-cell table:style-name="Table1.A10" office:value-type="string">
            <text:p text:style-name="P9">12:24</text:p>
          </table:table-cell>
          <table:table-cell table:style-name="Table1.B10" office:value-type="string">
            <text:p text:style-name="P9">Erfolgreiche Laravel Kommunikation hat hohe Priorität</text:p>
          </table:table-cell>
          <table:table-cell table:style-name="Table1.C6" office:value-type="string">
            <text:p text:style-name="P6">D.D, T.Ö, S.G</text:p>
          </table:table-cell>
        </table:table-row>
        <table:table-row table:style-name="TableLine2415112659840">
          <table:table-cell table:style-name="Table1.A10" office:value-type="string">
            <text:p text:style-name="P3"/>
          </table:table-cell>
          <table:table-cell table:style-name="Table1.B10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1.C7" office:value-type="string">
            <text:p text:style-name="P3"/>
          </table:table-cell>
        </table:table-row>
        <table:table-row table:style-name="TableLine2415112652640">
          <table:table-cell table:style-name="Table1.A10" office:value-type="string">
            <text:p text:style-name="P3"/>
          </table:table-cell>
          <table:table-cell table:style-name="Table1.B10" office:value-type="string">
            <text:p text:style-name="P3"/>
          </table:table-cell>
          <table:table-cell table:style-name="Table1.C8" office:value-type="string">
            <text:p text:style-name="P3"/>
          </table:table-cell>
        </table:table-row>
        <text:soft-page-break/>
        <table:table-row table:style-name="TableLine2415112655232">
          <table:table-cell table:style-name="Table1.A10" office:value-type="string">
            <text:p text:style-name="P9">12:28</text:p>
          </table:table-cell>
          <table:table-cell table:style-name="Table1.B10" office:value-type="string">
            <text:p text:style-name="P10">ToDo:</text:p>
            <text:p text:style-name="P10"/>
            <text:list xml:id="list1871363686" text:style-name="L4">
              <text:list-item>
                <text:p text:style-name="P16">Front-End Prototyp (Wireframe)</text:p>
              </text:list-item>
              <text:list-item>
                <text:p text:style-name="P16">Laravel Kommunikation</text:p>
              </text:list-item>
            </text:list>
            <text:p text:style-name="P10"/>
          </table:table-cell>
          <table:table-cell table:style-name="Table1.C9" office:value-type="string">
            <text:p text:style-name="P6">D.D, T.Ö, S.G</text:p>
          </table:table-cell>
        </table:table-row>
        <table:table-row table:style-name="TableLine2415112663872">
          <table:table-cell table:style-name="Table1.A10" office:value-type="string">
            <text:p text:style-name="P9">12:30</text:p>
          </table:table-cell>
          <table:table-cell table:style-name="Table1.B10" office:value-type="string">
            <text:p text:style-name="P6">Nächste Termin<text:span text:style-name="T7">e</text:span> =</text:p>
            <text:p text:style-name="P6"/>
            <text:p text:style-name="P6"><text:s/><text:span text:style-name="T7">02.05.22 (Status-Report 1) – Anwesenheitspflicht</text:span></text:p>
            <text:p text:style-name="P6"/>
            <text:p text:style-name="P10">11.05.22 </text:p>
            <text:p text:style-name="P10">Prototyp Wireframe (Taylan), </text:p>
            <text:p text:style-name="P10">Laravel Kommunikation (Serhat), Komponentendiagramm zu Objekt-Diagramm erweitern (Daniel)</text:p>
          </table:table-cell>
          <table:table-cell table:style-name="Table1.C10" office:value-type="string">
            <text:p text:style-name="P6">D.D, T.Ö, S.G</text:p>
          </table:table-cell>
        </table:table-row>
      </table:table>
      <text:p text:style-name="P11"><draw:frame text:anchor-type="paragraph" draw:z-index="1" draw:name="Text Frame 2" draw:style-name="gr1" draw:text-style-name="P19" svg:width="3.379cm" svg:height="1.255cm" svg:x="14.6cm" svg:y="12.39cm"><draw:text-box><text:p><text:span text:style-name="T9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30T22:17:57.932000000</dc:date>
    <meta:editing-duration>PT14M51S</meta:editing-duration>
    <meta:editing-cycles>5</meta:editing-cycles>
    <meta:generator>LibreOffice/7.3.2.2$Windows_X86_64 LibreOffice_project/49f2b1bff42cfccbd8f788c8dc32c1c309559be0</meta:generator>
    <meta:document-statistic meta:table-count="1" meta:image-count="0" meta:object-count="0" meta:page-count="2" meta:paragraph-count="51" meta:word-count="200" meta:character-count="1415" meta:non-whitespace-character-count="1278"/>
  </office:meta>
</office:document-meta>
</file>